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89d" officeooo:paragraph-rsid="00056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key</text:p>
      <text:p text:style-name="P1">request token</text:p>
      <text:p text:style-name="P1">session id </text:p>
      <text:p text:style-name="P1">account id El nombre con el que nos hemos registrado. Martamill3</text:p>
      <text:p text:style-name="P1"/>
      <text:p text:style-name="P1">yendo a configuración o setting y en el menú de la izauierda tenemos API. Nos saldría una opción tipo: para conseguir una api hacer click aquí</text:p>
      <text:p text:style-name="P1"/>
      <text:p text:style-name="P1">Una vez tengamos la api key generada las copiamos en api key: V3 y V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7:06:14.921555268</meta:creation-date>
    <dc:date>2023-01-31T17:14:44.578354036</dc:date>
    <meta:editing-duration>PT8M32S</meta:editing-duration>
    <meta:editing-cycles>1</meta:editing-cycles>
    <meta:generator>LibreOffice/7.4.5.1$Linux_X86_64 LibreOffice_project/5b836ae11a8f2f3ddf6e88bcd7da796d725223ae</meta:generator>
    <meta:document-statistic meta:table-count="0" meta:image-count="0" meta:object-count="0" meta:page-count="1" meta:paragraph-count="6" meta:word-count="58" meta:character-count="307" meta:non-whitespace-character-count="254"/>
  </office:meta>
</office:document-meta>
</file>